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b252" officeooo:paragraph-rsid="000ab252"/>
    </style:style>
    <style:style style:name="P2" style:family="paragraph" style:parent-style-name="Standard" style:list-style-name="L1">
      <style:text-properties officeooo:rsid="000ab252" officeooo:paragraph-rsid="000ab25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nsport Layer</text:p>
      <text:list xml:id="list281861251611951204" text:style-name="L1">
        <text:list-item>
          <text:p text:style-name="P2">Transport protocols</text:p>
          <text:list>
            <text:list-item>
              <text:p text:style-name="P2">Provide logical communication between application processes running on different hosts</text:p>
            </text:list-item>
            <text:list-item>
              <text:p text:style-name="P2">Run on end systems</text:p>
            </text:list-item>
          </text:list>
        </text:list-item>
        <text:list-item>
          <text:p text:style-name="P2">Sender protocol</text:p>
          <text:list>
            <text:list-item>
              <text:p text:style-name="P2">Accepts messages from application socket</text:p>
            </text:list-item>
            <text:list-item>
              <text:p text:style-name="P2">Breaks into blocks</text:p>
            </text:list-item>
            <text:list-item>
              <text:p text:style-name="P2">Encapsulates</text:p>
            </text:list-item>
          </text:list>
        </text:list-item>
        <text:list-item>
          <text:p text:style-name="P2">Receiver protocol</text:p>
          <text:list>
            <text:list-item>
              <text:p text:style-name="P2">Accepts segments from network layer</text:p>
            </text:list-item>
            <text:list-item>
              <text:p text:style-name="P2">Reassembles into messages</text:p>
            </text:list-item>
          </text:list>
        </text:list-item>
        <text:list-item>
          <text:p text:style-name="P2">Depends on application layer for input/output</text:p>
          <text:list>
            <text:list-item>
              <text:p text:style-name="P2">Puts together blocks</text:p>
            </text:list-item>
          </text:list>
        </text:list-item>
        <text:list-item>
          <text:p text:style-name="P2">Network layer for output/input</text:p>
          <text:list>
            <text:list-item>
              <text:p text:style-name="P2">Packet addressing</text:p>
            </text:list-item>
            <text:list-item>
              <text:p text:style-name="P2">Route computation</text:p>
            </text:list-item>
            <text:list-item>
              <text:p text:style-name="P2">Packet forwarding</text:p>
            </text:list-item>
          </text:list>
        </text:list-item>
        <text:list-item>
          <text:p text:style-name="P2">Multiplexing/demultiplexing</text:p>
          <text:list>
            <text:list-item>
              <text:p text:style-name="P2">Multiplexing at sending hosts</text:p>
              <text:list>
                <text:list-item>
                  <text:p text:style-name="P2">Gathering data from multiple sockets</text:p>
                </text:list-item>
              </text:list>
            </text:list-item>
            <text:list-item>
              <text:p text:style-name="P2">Demultiplexing</text:p>
              <text:list>
                <text:list-item>
                  <text:p text:style-name="P2">Delivering received segments to correct socket</text:p>
                </text:list-item>
              </text:list>
            </text:list-item>
          </text:list>
        </text:list-item>
        <text:list-item>
          <text:p text:style-name="P2">How demultiplexing works</text:p>
          <text:list>
            <text:list-item>
              <text:p text:style-name="P2">Host recieves ip datagrams</text:p>
            </text:list-item>
            <text:list-item>
              <text:p text:style-name="P2">Host uses ip addresses and port numbers to direct segment to appropriate socket</text:p>
            </text:list-item>
          </text:list>
        </text:list-item>
        <text:list-item>
          <text:p text:style-name="P2">Connectionless demultiplexing</text:p>
          <text:list>
            <text:list-item>
              <text:p text:style-name="P2">UDP socket identified by destination (IP address, port number)</text:p>
            </text:list-item>
            <text:list-item>
              <text:p text:style-name="P2">When host receives UDP segments</text:p>
              <text:list>
                <text:list-item>
                  <text:p text:style-name="P2">Checks destination port</text:p>
                </text:list-item>
                <text:list-item>
                  <text:p text:style-name="P2">Directs UDP segment to socket with that port number</text:p>
                </text:list-item>
              </text:list>
            </text:list-item>
            <text:list-item>
              <text:p text:style-name="P2">IP datagrams</text:p>
            </text:list-item>
            <text:list-item>
              <text:p text:style-name="P2">TCP socket identified by:</text:p>
              <text:list>
                <text:list-item>
                  <text:p text:style-name="P2">Source IP</text:p>
                </text:list-item>
                <text:list-item>
                  <text:p text:style-name="P2">Source port</text:p>
                </text:list-item>
                <text:list-item>
                  <text:p text:style-name="P2">Destination IP</text:p>
                </text:list-item>
                <text:list-item>
                  <text:p text:style-name="P2">Destination port</text:p>
                </text:list-item>
              </text:list>
            </text:list-item>
            <text:list-item>
              <text:p text:style-name="P2">Multiple simultaneous sockets at same time</text:p>
            </text:list-item>
            <text:list-item>
              <text:p text:style-name="P2">We servers have different sockets for each connecting client</text:p>
            </text:list-item>
          </text:list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2T23:10:07.784000000</meta:creation-date>
    <dc:date>2014-04-22T23:18:56.039000000</dc:date>
    <meta:editing-duration>PT1M13S</meta:editing-duration>
    <meta:editing-cycles>2</meta:editing-cycles>
    <meta:generator>LibreOffice/4.2.0.4$Windows_x86 LibreOffice_project/05dceb5d363845f2cf968344d7adab8dcfb2ba71</meta:generator>
    <meta:document-statistic meta:table-count="0" meta:image-count="0" meta:object-count="0" meta:page-count="1" meta:paragraph-count="39" meta:word-count="190" meta:character-count="1150" meta:non-whitespace-character-count="1036"/>
  </office:meta>
</office:document-meta>
</file>